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Manager.createPropertyInstance( Property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itemExists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hasChildProperties( NodeId par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mManager.getProperty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.getDefinition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Manager.retrieveItem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Manager.getChildProperties( NodeId par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mManager.itemInvalidated( ItemId id , Item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Manager.createItemInstance( Item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Manager.getItemData( ItemId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getChildNodes( NodeId par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mManager.createNodeInstance( AbstractNod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reableNodesCache.evict( AbstractNode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ableNodesCache.retrieve( NodeId id , NodeId par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Manager.getNode( NodeId id , NodeId paren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temManager.getItem( ItemId itemId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Manager.itemExists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areableNodes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getItem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stateDiscarded( ItemState discard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temManager.evictItem( Item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Manager.createItemInstanc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Manager.stateDestroyed( ItemState destroy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ableNodesCache.cache( AbstractNod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Manager.cacheItem( Item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temManager.canRead( ItemData data , Path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Manager.canRea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getNode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.propertyExists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Manager.hasChildNodes( NodeId par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temManager.evictItems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.stateModified( ItemState 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ableNodesCache.ShareableNode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nodeExists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Manager.stateCreated( ItemState cre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Manager.retrieveItem( NodeId id , NodeId par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Manager.getItem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Manager.safeGetJCR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Manager.ItemManager( SessionItemStateManager itemStateProvider , HierarchyManager hierMgr , SessionImpl session , NodeDefinition rootNodeDef , NodeId root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Manager.safeGetJCRPath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Manager.dump( PrintStream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temManager.itemExists( ItemId itemId ,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mManager.getDefinition( Property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hareableNodesCache.retrieveFirst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areableNodesCache.evictAll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anager.createItemData( ItemState state , Path path , boolean permissionChe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temManager.getItemData( ItemId itemId , Path path , boolean permissionChe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temManager.itemDestroyed( ItemId id , Item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Manager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